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co49" style:family="table-column">
      <style:table-column-properties fo:break-before="auto" style:column-width="6.4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3" style:family="table-cell" style:parent-style-name="Default" style:data-style-name="N1"/>
    <style:style style:name="ce314" style:family="table-cell" style:parent-style-name="Default">
      <style:table-cell-properties fo:background-color="#00ff00"/>
    </style:style>
    <style:style style:name="ce315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9.325" calcext:value-type="currency">
            <text:p>7 619,3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843.19" calcext:value-type="currency">
            <text:p>9 843,19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65" calcext:value-type="currency">
            <text:p>58,87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31.9" calcext:value-type="currency">
            <text:p>3 531,9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9])" office:value-type="currency" office:currency="EUR" office:value="58.865" calcext:value-type="currency">
            <text:p>58,87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2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style-name="ce311" office:value-type="string" calcext:value-type="string">
            <text:p>660-8199</text:p>
          </table:table-cell>
          <table:table-cell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(batt, analog read, level translator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style-name="ce311" office:value-type="string" calcext:value-type="string">
            <text:p>671-1545</text:p>
          </table:table-cell>
          <table:table-cell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2"/>
          <table:table-cell table:number-columns-repeated="2"/>
          <table:table-cell table:style-name="ce296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2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2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style-name="ce311" office:value-type="string" calcext:value-type="string">
            <text:p>822-8751</text:p>
          </table:table-cell>
          <table:table-cell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2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2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100uH 2,4A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2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style-name="ce311" office:value-type="string" calcext:value-type="string">
            <text:p><text:a xlink:href="http://fr.rs-online.com/web/p/inductances-cms-bobinees/7418997/" xlink:type="simple">741-8997</text:a></text:p>
          </table:table-cell>
          <table:table-cell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 68uH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2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0" calcext:value-type="float">
            <text:p>0</text:p>
          </table:table-cell>
          <table:table-cell table:formula="of:=IF([.C49]*[.D49]=0;&quot;&quot;;[.C49]*[.D49])">
            <text:p/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3" calcext:value-type="float">
            <text:p>3</text:p>
          </table:table-cell>
          <table:table-cell table:formula="of:=IF([.C50]*[.D50]=0;&quot;&quot;;[.C50]*[.D50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panasonic-electronic-components/eeeha1v221up/condensateur-elec-alu-220uf-35v/dp/1973350" xlink:type="simple">EEEHA1V221UP </text:a></text:p>
          </table:table-cell>
          <table:table-cell table:style-name="ce311" office:value-type="string" calcext:value-type="string">
            <text:p>737-9665</text:p>
          </table:table-cell>
          <table:table-cell/>
          <table:table-cell table:style-name="ce296" table:formula="of:=[.D50]*[.$D$6]+[.H50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lternative 100uF 16V (x2)</text:p>
          </table:table-cell>
          <table:table-cell table:style-name="ce298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style-name="ce311" office:value-type="string" calcext:value-type="string">
            <text:p>456-8392</text:p>
          </table:table-cell>
          <table:table-cell/>
          <table:table-cell table:style-name="ce296" table:formula="of:=[.D51]*[.$D$6]+[.H51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296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308"/>
          <table:table-cell table:number-columns-repeated="2"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2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2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2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2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2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2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2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2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2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2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2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2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2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2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296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296" table:formula="of:=[.D74]*[.$D$6]+[.H7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96" table:formula="of:=[.D75]*[.$D$6]+[.H7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3"/>
          <table:table-cell table:style-name="ce296" table:formula="of:=[.D76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sible de protection sortie led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C77]*[.D77]=0;&quot;&quot;;[.C77]*[.D77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fr.farnell.com/multicomp/mc36219/fuse-ptc-reset-smd-33v-750ma/dp/1861164" xlink:type="simple">MC36219 </text:a></text:p>
          </table:table-cell>
          <table:table-cell table:number-columns-repeated="2"/>
          <table:table-cell table:style-name="ce296" table:formula="of:=[.D77]*[.$D$6]+[.H77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296" table:formula="of:=[.D78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3]*[.D83]=0;&quot;&quot;;[.C83]*[.D83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3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3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3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3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3]*[.D113]=0;&quot;&quot;;[.C113]*[.D113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5]*[.D135]=0;&quot;&quot;;[.C135]*[.D135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4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296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32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32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11" table:style-name="ta1">
        <table:table-column table:style-name="co49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15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15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0:05:45.7496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6DT11H27M51S</meta:editing-duration>
    <meta:editing-cycles>233</meta:editing-cycles>
    <meta:generator>LibreOffice/4.2.8.2$MacOSX_x86 LibreOffice_project/48d50dbfc06349262c9d50868e5c1f630a573ebd</meta:generator>
    <dc:date>2015-02-18T15:27:31.227084000</dc:date>
    <meta:document-statistic meta:table-count="11" meta:cell-count="2527" meta:object-count="0"/>
  </office:meta>
</office:document-meta>
</file>